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svg:stroke-width="0.127cm" svg:stroke-color="#ff000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4.57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6.002cm" svg:y="6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858cm" svg:x2="13.208cm" svg:y2="6.858cm">
          <text:p/>
        </draw:line>
        <draw:custom-shape draw:style-name="gr2" draw:text-style-name="P1" draw:layer="layout" svg:width="1.524cm" svg:height="0.508cm" svg:x="16.002cm" svg:y="6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604cm" svg:x2="13.208cm" svg:y2="6.604cm">
          <text:p/>
        </draw:line>
        <draw:custom-shape draw:style-name="gr2" draw:text-style-name="P1" draw:layer="layout" svg:width="1.524cm" svg:height="0.508cm" svg:x="16.002cm" svg:y="6.0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35cm" svg:x2="13.208cm" svg:y2="6.35cm">
          <text:p/>
        </draw:line>
        <draw:custom-shape draw:style-name="gr2" draw:text-style-name="P1" draw:layer="layout" svg:width="1.524cm" svg:height="0.508cm" svg:x="16.002cm" svg:y="5.3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6.002cm" svg:y="5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334cm" svg:x2="13.208cm" svg:y2="5.334cm">
          <text:p/>
        </draw:line>
        <draw:custom-shape draw:style-name="gr2" draw:text-style-name="P1" draw:layer="layout" svg:width="1.524cm" svg:height="0.508cm" svg:x="16.002cm" svg:y="4.8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08cm" svg:x2="13.208cm" svg:y2="5.08cm">
          <text:p/>
        </draw:line>
        <draw:custom-shape draw:style-name="gr2" draw:text-style-name="P1" draw:layer="layout" svg:width="1.524cm" svg:height="0.508cm" svg:x="16.002cm" svg:y="4.57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826cm" svg:x2="13.208cm" svg:y2="4.826cm">
          <text:p/>
        </draw:line>
        <draw:line draw:style-name="gr3" draw:text-style-name="P1" draw:layer="layout" svg:x1="12.446cm" svg:y1="6.35cm" svg:x2="12.446cm" svg:y2="6.858cm">
          <text:p/>
        </draw:line>
        <draw:line draw:style-name="gr3" draw:text-style-name="P1" draw:layer="layout" svg:x1="6.096cm" svg:y1="6.858cm" svg:x2="7.112cm" svg:y2="6.858cm">
          <text:p/>
        </draw:line>
        <draw:frame draw:style-name="gr4" draw:layer="layout" svg:width="1.016cm" svg:height="0.962cm" svg:x="4.826cm" svg:y="1.016cm">
          <draw:text-box>
            <text:p>A</text:p>
          </draw:text-box>
        </draw:frame>
        <draw:frame draw:style-name="gr4" draw:layer="layout" svg:width="1.016cm" svg:height="0.962cm" svg:x="4.826cm" svg:y="5.516cm">
          <draw:text-box>
            <text:p>A</text:p>
          </draw:text-box>
        </draw:frame>
        <draw:custom-shape draw:style-name="gr1" draw:text-style-name="P1" draw:layer="layout" svg:width="1.524cm" svg:height="0.508cm" svg:x="9.906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16cm" svg:y="1.07cm">
          <draw:text-box>
            <text:p>B</text:p>
          </draw:text-box>
        </draw:frame>
        <draw:line draw:style-name="gr3" draw:text-style-name="P1" draw:layer="layout" svg:x1="3.048cm" svg:y1="6.858cm" svg:x2="4.572cm" svg:y2="6.858cm">
          <text:p/>
        </draw:line>
        <draw:frame draw:style-name="gr4" draw:text-style-name="P2" draw:layer="layout" svg:width="1.524cm" svg:height="0.758cm" svg:x="1.524cm" svg:y="5.842cm">
          <draw:text-box>
            <text:p><text:span text:style-name="T1">root</text:span></text:p>
          </draw:text-box>
        </draw:frame>
        <draw:line draw:style-name="gr3" draw:text-style-name="P1" draw:layer="layout" svg:x1="6.096cm" svg:y1="2.286cm" svg:x2="9.906cm" svg:y2="2.286cm">
          <text:p/>
        </draw:line>
        <draw:custom-shape draw:style-name="gr2" draw:text-style-name="P1" draw:layer="layout" svg:width="1.524cm" svg:height="0.508cm" svg:x="13.208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6.002cm" svg:y="3.8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064cm" svg:x2="13.208cm" svg:y2="4.064cm">
          <text:p/>
        </draw:line>
        <draw:custom-shape draw:style-name="gr2" draw:text-style-name="P1" draw:layer="layout" svg:width="1.524cm" svg:height="0.508cm" svg:x="16.002cm" svg:y="3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3.81cm" svg:x2="13.208cm" svg:y2="3.81cm">
          <text:p/>
        </draw:line>
        <draw:line draw:style-name="gr3" draw:text-style-name="P1" draw:layer="layout" svg:x1="12.446cm" svg:y1="5.588cm" svg:x2="13.208cm" svg:y2="5.588cm">
          <text:p/>
        </draw:line>
        <draw:line draw:style-name="gr3" draw:text-style-name="P1" draw:layer="layout" svg:x1="12.446cm" svg:y1="4.826cm" svg:x2="12.446cm" svg:y2="5.588cm">
          <text:p/>
        </draw:line>
        <draw:line draw:style-name="gr3" draw:text-style-name="P1" draw:layer="layout" svg:x1="12.446cm" svg:y1="3.81cm" svg:x2="12.446cm" svg:y2="4.064cm">
          <text:p/>
        </draw:line>
        <draw:custom-shape draw:style-name="gr2" draw:text-style-name="P1" draw:layer="layout" svg:width="1.524cm" svg:height="0.508cm" svg:x="13.208cm" svg:y="5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858cm" svg:y1="6.35cm" svg:x2="7.62cm" svg:y2="6.35cm">
          <text:p/>
        </draw:line>
        <draw:line draw:style-name="gr3" draw:text-style-name="P1" draw:layer="layout" svg:x1="6.858cm" svg:y1="6.604cm" svg:x2="7.62cm" svg:y2="6.604cm">
          <text:p/>
        </draw:line>
        <draw:line draw:style-name="gr3" draw:text-style-name="P1" draw:layer="layout" svg:x1="6.858cm" svg:y1="6.858cm" svg:x2="7.62cm" svg:y2="6.858cm">
          <text:p/>
        </draw:line>
        <draw:line draw:style-name="gr3" draw:text-style-name="P1" draw:layer="layout" svg:x1="6.858cm" svg:y1="6.35cm" svg:x2="6.858cm" svg:y2="6.858cm">
          <text:p/>
        </draw:line>
        <draw:line draw:style-name="gr3" draw:text-style-name="P1" draw:layer="layout" svg:x1="11.43cm" svg:y1="4.064cm" svg:x2="12.446cm" svg:y2="4.064cm">
          <text:p/>
        </draw:line>
        <draw:line draw:style-name="gr3" draw:text-style-name="P1" draw:layer="layout" svg:x1="11.43cm" svg:y1="5.588cm" svg:x2="12.446cm" svg:y2="5.588cm">
          <text:p/>
        </draw:line>
        <draw:line draw:style-name="gr3" draw:text-style-name="P1" draw:layer="layout" svg:x1="12.446cm" svg:y1="6.858cm" svg:x2="11.43cm" svg:y2="6.858cm">
          <text:p/>
        </draw:line>
        <draw:frame draw:style-name="gr4" draw:layer="layout" svg:width="1.016cm" svg:height="0.962cm" svg:x="10.16cm" svg:y="2.848cm">
          <draw:text-box>
            <text:p>B</text:p>
          </draw:text-box>
        </draw:frame>
        <draw:custom-shape draw:style-name="gr2" draw:text-style-name="P1" draw:layer="layout" svg:width="1.524cm" svg:height="0.508cm" svg:x="13.208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55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5.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8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5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9.9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4.57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.52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732cm" svg:y1="6.858cm" svg:x2="16.256cm" svg:y2="6.858cm">
          <text:p/>
        </draw:line>
        <draw:line draw:style-name="gr3" draw:text-style-name="P1" draw:layer="layout" svg:x1="14.732cm" svg:y1="6.604cm" svg:x2="16.256cm" svg:y2="6.604cm">
          <text:p/>
        </draw:line>
        <draw:line draw:style-name="gr3" draw:text-style-name="P1" draw:layer="layout" svg:x1="14.732cm" svg:y1="6.35cm" svg:x2="16.256cm" svg:y2="6.35cm">
          <text:p/>
        </draw:line>
        <draw:line draw:style-name="gr3" draw:text-style-name="P1" draw:layer="layout" svg:x1="14.732cm" svg:y1="5.588cm" svg:x2="16.256cm" svg:y2="5.588cm">
          <text:p/>
        </draw:line>
        <draw:line draw:style-name="gr3" draw:text-style-name="P1" draw:layer="layout" svg:x1="14.732cm" svg:y1="5.334cm" svg:x2="16.256cm" svg:y2="5.334cm">
          <text:p/>
        </draw:line>
        <draw:line draw:style-name="gr3" draw:text-style-name="P1" draw:layer="layout" svg:x1="14.732cm" svg:y1="5.08cm" svg:x2="16.256cm" svg:y2="5.08cm">
          <text:p/>
        </draw:line>
        <draw:line draw:style-name="gr3" draw:text-style-name="P1" draw:layer="layout" svg:x1="14.732cm" svg:y1="4.826cm" svg:x2="16.256cm" svg:y2="4.826cm">
          <text:p/>
        </draw:line>
        <draw:line draw:style-name="gr3" draw:text-style-name="P1" draw:layer="layout" svg:x1="14.732cm" svg:y1="4.064cm" svg:x2="16.256cm" svg:y2="4.064cm">
          <text:p/>
        </draw:line>
        <draw:line draw:style-name="gr3" draw:text-style-name="P1" draw:layer="layout" svg:x1="14.732cm" svg:y1="3.81cm" svg:x2="16.256cm" svg:y2="3.81cm">
          <text:p/>
        </draw:line>
        <draw:custom-shape draw:style-name="gr2" draw:text-style-name="P1" draw:layer="layout" svg:width="1.524cm" svg:height="0.508cm" svg:x="7.62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35cm" svg:x2="9.906cm" svg:y2="4.064cm">
          <text:p/>
        </draw:line>
        <draw:custom-shape draw:style-name="gr2" draw:text-style-name="P1" draw:layer="layout" svg:width="1.524cm" svg:height="0.508cm" svg:x="7.62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604cm" svg:x2="9.906cm" svg:y2="5.588cm">
          <text:p/>
        </draw:line>
        <draw:custom-shape draw:style-name="gr2" draw:text-style-name="P1" draw:layer="layout" svg:width="1.524cm" svg:height="0.508cm" svg:x="7.62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858cm" svg:x2="9.906cm" svg:y2="6.858cm">
          <text:p/>
        </draw:line>
        <draw:custom-shape draw:style-name="gr1" draw:text-style-name="P1" draw:layer="layout" svg:width="1.524cm" svg:height="0.508cm" svg:x="1.524cm" svg:y="2.0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048cm" svg:y1="2.286cm" svg:x2="4.572cm" svg:y2="2.286cm">
          <text:p/>
        </draw:line>
        <draw:custom-shape draw:style-name="gr5" draw:text-style-name="P1" draw:layer="layout" svg:width="1.524cm" svg:height="0.508cm" svg:x="7.366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5.08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9.652cm" svg:y="8.8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334cm" svg:y="7.874cm">
          <draw:text-box>
            <text:p>A</text:p>
          </draw:text-box>
        </draw:frame>
        <draw:frame draw:style-name="gr6" draw:layer="layout" svg:width="1.016cm" svg:height="0.962cm" svg:x="7.62cm" svg:y="7.874cm">
          <draw:text-box>
            <text:p>B</text:p>
          </draw:text-box>
        </draw:fram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8.89cm" svg:y1="9.09cm" svg:x2="9.906cm" svg:y2="9.09cm">
          <text:p/>
        </draw:line>
        <draw:frame draw:style-name="gr8" draw:text-style-name="P3" draw:layer="layout" svg:width="2.794cm" svg:height="0.762cm" svg:x="2.032cm" svg:y="8.586cm">
          <draw:text-box>
            <text:p text:style-name="P1"><text:span text:style-name="T1">row handle</text:span></text:p>
          </draw:text-box>
        </draw:frame>
        <draw:line draw:style-name="gr9" draw:text-style-name="P1" draw:layer="layout" svg:x1="2.286cm" svg:y1="6.858cm" svg:x2="6.858cm" svg:y2="6.858cm">
          <text:p/>
        </draw:line>
        <draw:line draw:style-name="gr9" draw:text-style-name="P1" draw:layer="layout" svg:x1="6.858cm" svg:y1="6.858cm" svg:x2="7.874cm" svg:y2="6.35cm">
          <text:p/>
        </draw:line>
        <draw:line draw:style-name="gr9" draw:text-style-name="P1" draw:layer="layout" svg:x1="7.874cm" svg:y1="6.35cm" svg:x2="9.144cm" svg:y2="6.35cm">
          <text:p/>
        </draw:line>
        <draw:line draw:style-name="gr9" draw:text-style-name="P1" draw:layer="layout" svg:x1="9.144cm" svg:y1="6.35cm" svg:x2="9.906cm" svg:y2="4.064cm">
          <text:p/>
        </draw:line>
        <draw:line draw:style-name="gr9" draw:text-style-name="P1" draw:layer="layout" svg:x1="9.906cm" svg:y1="4.064cm" svg:x2="12.446cm" svg:y2="4.064cm">
          <text:p/>
        </draw:line>
        <draw:line draw:style-name="gr9" draw:text-style-name="P1" draw:layer="layout" svg:x1="12.446cm" svg:y1="4.064cm" svg:x2="13.462cm" svg:y2="3.81cm">
          <text:p/>
        </draw:line>
        <draw:line draw:style-name="gr9" draw:text-style-name="P1" draw:layer="layout" svg:x1="13.462cm" svg:y1="3.81cm" svg:x2="17.018cm" svg:y2="3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47:24</meta:creation-date>
    <dc:date>2012-02-11T20:27:40</dc:date>
    <dc:creator>Sergey Babkin</dc:creator>
    <meta:editing-duration>PT00H12M07S</meta:editing-duration>
    <meta:editing-cycles>3</meta:editing-cycles>
    <meta:generator>OpenOffice.org/3.1$Unix OpenOffice.org_project/310m19$Build-9420</meta:generator>
    <meta:document-statistic meta:object-count="85"/>
  </office:meta>
</office:document-meta>
</file>